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Biolinum G1" svg:font-family="'Linux Biolinum G'" style:font-adornments="Normal" style:font-pitch="variable"/>
    <style:font-face style:name="Linux Libertine G" svg:font-family="'Linux Libertine G'" style:font-pitch="variable"/>
    <style:font-face style:name="Linux Libertine G1" svg:font-family="'Linux Libertine G'" style:font-adornments="Itálica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fo:font-size="13pt" officeooo:paragraph-rsid="002462f8" style:font-size-asian="13pt" style:font-size-complex="13pt"/>
    </style:style>
    <style:style style:name="P2" style:family="paragraph" style:parent-style-name="Text_20_body">
      <style:text-properties fo:font-size="13pt" officeooo:paragraph-rsid="002462f8" style:font-size-asian="13pt" style:font-size-complex="13pt"/>
    </style:style>
    <style:style style:name="P3" style:family="paragraph" style:parent-style-name="Text_20_body">
      <style:text-properties fo:font-size="13pt" officeooo:rsid="00276dc0" officeooo:paragraph-rsid="00276dc0" style:font-size-asian="13pt" style:font-size-complex="13pt"/>
    </style:style>
    <style:style style:name="P4" style:family="paragraph" style:parent-style-name="Text_20_body">
      <style:text-properties fo:font-size="13pt" fo:font-weight="bold" officeooo:paragraph-rsid="002462f8" style:font-size-asian="13pt" style:font-weight-asian="bold" style:font-size-complex="13pt" style:font-weight-complex="bold"/>
    </style:style>
    <style:style style:name="P5" style:family="paragraph" style:parent-style-name="Text_20_body">
      <style:text-properties fo:font-size="13pt" officeooo:paragraph-rsid="0028fc6e" style:font-size-asian="13pt" style:font-size-complex="13pt"/>
    </style:style>
    <style:style style:name="T1" style:family="text">
      <style:text-properties fo:font-weight="bold" fo:background-color="#bbe33d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6d6d" loext:char-shading-value="0" style:font-weight-asian="bold" style:font-weight-complex="bold"/>
    </style:style>
    <style:style style:name="T4" style:family="text">
      <style:text-properties fo:background-color="#bbe33d" loext:char-shading-value="0"/>
    </style:style>
    <style:style style:name="T5" style:family="text">
      <style:text-properties officeooo:rsid="0028fc6e"/>
    </style:style>
    <style:style style:name="T6" style:family="text">
      <style:text-properties officeooo:rsid="002c75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1562_2425826770"/><text:span text:style-name="T1">a) </text:span><text:span text:style-name="T2">¿Existen personas en la base de datos que no sean clientes o empleados?</text:span> <text:bookmark-end text:name="__RefHeading___Toc1562_2425826770"/></text:p>
      <text:p text:style-name="P2"><text:tab/>No. La especialización de la entidad Persona con las entidades Cliente y Empleado es total. </text:p>
      <text:p text:style-name="P2"/>
      <text:p text:style-name="P2"><text:span text:style-name="T3">b) </text:span><text:span text:style-name="T2">¿Puede un empleado tener una cita?</text:span> <text:s/></text:p>
      <text:p text:style-name="P3"><text:tab/>Sí, porque la especialización entre Cliente y empleado es <text:span text:style-name="T2">solapada</text:span>. <text:s/>(Un Cliente puede ser a su vez un Empleado).</text:p>
      <text:p text:style-name="P2"/>
      <text:p text:style-name="P4"><text:span text:style-name="T4">c) </text:span>¿Podemos guardar la información de bodas entre personas del mismo sexo?</text:p>
      <text:p text:style-name="P2"><text:tab/>No. La relación boda es sólo entre las entidades Hombre y Mujer.</text:p>
      <text:p text:style-name="P2"/>
      <text:p text:style-name="P4"><text:span text:style-name="T4">d) </text:span>¿Todos los administrativos tienen director?</text:p>
      <text:p text:style-name="P2"><text:tab/>No. La cardinalidad mínima <text:span text:style-name="T5">en la relación </text:span>Administrativo / <text:span text:style-name="T5">es dirigido por / Director</text:span> es 0.</text:p>
      <text:p text:style-name="P2"/>
      <text:p text:style-name="P2"><text:span text:style-name="T1">e) </text:span><text:span text:style-name="T2">¿Todos los directores promueven citas?</text:span> </text:p>
      <text:p text:style-name="P5"><text:tab/>No. La cardinalidad mínima <text:span text:style-name="T5">en la relación</text:span> entre Cita / <text:span text:style-name="T5">promovida por / Director</text:span> es 0. </text:p>
      <text:p text:style-name="P2"/>
      <text:p text:style-name="P4"><text:span text:style-name="T4">f) </text:span>¿Existe <text:s/>algún <text:s/>tipo <text:s/>de <text:s/>empleado <text:s/>en <text:s/>la <text:s/>BD <text:s/>diferente <text:s/>a <text:s/>SOCIO, <text:s/>DIRECTOR <text:s/>y ADMINISTRATIVO. </text:p>
      <text:p text:style-name="P2"><text:tab/>No. La especialización de Empleado entre Socio/Director/Administrador es total. </text:p>
      <text:p text:style-name="P2"/>
      <text:p text:style-name="P4"><text:span text:style-name="T4">g) </text:span>¿Se puede casar un hombre más de una vez? Si es así, ¿podría hacerlo con la misma mujer y cómo se distinguiría la información en la bd de las diferentes bodas con esa misma mujer? </text:p>
      <text:p text:style-name="P2"><text:tab/>Sí. La información se guarda en el atributo multivalorado de la relación (FechaHoraCelebración) </text:p>
      <text:p text:style-name="P2"/>
      <text:p text:style-name="P2"><text:span text:style-name="T1">h) </text:span><text:span text:style-name="T2">¿Pueden darse citas entre más de 2 personas a la vez?</text:span> <text:s/></text:p>
      <text:p text:style-name="P2"><text:tab/>No. La cardinalidad máxima es la relación Cita / tiene / Hombre y Cita / celebrada con / Mujer es 1. </text:p>
      <text:p text:style-name="P4"/>
      <text:p text:style-name="P4"><text:soft-page-break/></text:p>
      <text:p text:style-name="P4"><text:span text:style-name="T4">i)</text:span> ¿Puede <text:s/>un <text:s/>hombre <text:s/>tener <text:s/>varias citas? <text:s/>¿Y <text:s/>una mujer? <text:s/>¿Pueden <text:s/>repetir cita con la misma persona? </text:p>
      <text:p text:style-name="P2"><text:tab/>Sí/sí. La cardinalidad máxima de Hombre / tiene / cita y Mujer / Celebra / Cita es N. </text:p>
      <text:p text:style-name="P2"><text:tab/><text:span text:style-name="T6">Pueden repetir cita con la misma persona, pero sería una cita nueva. (Con un código diferente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Biolinum G1" svg:font-family="'Linux Biolinum G'" style:font-adornments="Normal" style:font-pitch="variable"/>
    <style:font-face style:name="Linux Libertine G" svg:font-family="'Linux Libertine G'" style:font-pitch="variable"/>
    <style:font-face style:name="Linux Libertine G1" svg:font-family="'Linux Libertine G'" style:font-adornments="Itálica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nux Biolinum G" fo:font-family="'Linux Biolinum G'" style:font-pitch="variable" officeooo:rsid="001e508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justify" style:justify-single-word="false"/>
      <style:text-properties style:font-name="Calibri" fo:font-family="Calibri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variant="small-caps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nux Biolinum G1" fo:font-family="'Linux Biolinum G'" style:font-style-name="Normal" style:font-pitch="variabl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nux Libertine G1" fo:font-family="'Linux Libertine G'" style:font-style-name="Itálica" style:font-pitch="variable" fo:font-style="italic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Linux Libertine G1" fo:font-family="'Linux Libertine G'" style:font-style-name="Itálica" style:font-pitch="variable" fo:font-size="11pt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color="#333333" loext:opacity="100%" style:font-name="Linux Libertine G" fo:font-style="italic" officeooo:rsid="0021ff1c" officeooo:paragraph-rsid="0021ff1c" style:font-style-asian="italic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7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85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Título del trabajo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footer>
        <text:p text:style-name="MP3"><text:page-number style:num-format="i" text:select-page="current">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0:51:44.113000000</meta:creation-date>
    <meta:editing-duration>PT1H8M18S</meta:editing-duration>
    <meta:editing-cycles>10</meta:editing-cycles>
    <meta:generator>LibreOffice/24.8.0.3$Windows_X86_64 LibreOffice_project/0bdf1299c94fe897b119f97f3c613e9dca6be583</meta:generator>
    <dc:title>Trabajos</dc:title>
    <dc:date>2024-11-04T12:11:15.862000000</dc:date>
    <meta:document-statistic meta:table-count="0" meta:image-count="0" meta:object-count="0" meta:page-count="2" meta:paragraph-count="22" meta:word-count="285" meta:character-count="1656" meta:non-whitespace-character-count="1347"/>
    <meta:template xlink:type="simple" xlink:actuate="onRequest" xlink:title="Trabajos" xlink:href="file:///C:/Users/eoternaza/AppData/Roaming/LibreOffice/4/user/template/Trabajos.ott" meta:date="2024-11-04T10:51:42.782000000"/>
  </office:meta>
</office:document-meta>
</file>